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70000017363E15F1E03AB50CB.png" manifest:media-type="image/png"/>
  <manifest:file-entry manifest:full-path="Pictures/100002010000011A00000176DF89023AB6E8A500.png" manifest:media-type="image/png"/>
  <manifest:file-entry manifest:full-path="Pictures/10000201000001070000017305228039E5AB0C81.png" manifest:media-type="image/png"/>
  <manifest:file-entry manifest:full-path="Pictures/100002010000010800000161232570783D5EA968.png" manifest:media-type="image/png"/>
  <manifest:file-entry manifest:full-path="Pictures/100002010000011A000001769FC9B3FF0C01A0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345cm" draw:marker-end-width="0.345cm" draw:textarea-horizontal-align="justify" draw:textarea-vertical-align="middle" draw:auto-grow-height="false" fo:min-height="0.69cm" fo:min-width="0.574cm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stroke="none" svg:stroke-width="0.03cm" draw:marker-start-width="0.345cm" draw:marker-end-width="0.3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cm" svg:stroke-color="#666666" draw:marker-start-width="0.3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6cm" svg:height="1.372cm" svg:x="8.47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6cm" svg:height="1.372cm" svg:x="10.204cm" svg:y="4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6cm" svg:height="1.372cm" svg:x="12.804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6cm" svg:height="1.372cm" svg:x="11.764cm" svg:y="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78cm" svg:height="2.484cm" svg:x="11.793cm" svg:y="9.094cm">
          <draw:image xlink:href="Pictures/100002010000010800000161232570783D5EA968.png" xlink:type="simple" xlink:show="embed" xlink:actuate="onLoad">
            <text:p/>
          </draw:image>
        </draw:frame>
        <draw:frame draw:style-name="gr2" draw:text-style-name="P2" draw:layer="layout" svg:width="2.152cm" svg:height="2.822cm" svg:x="9.186cm" svg:y="8.872cm">
          <draw:image xlink:href="Pictures/100002010000011A000001769FC9B3FF0C01A003.png" xlink:type="simple" xlink:show="embed" xlink:actuate="onLoad">
            <text:p/>
          </draw:image>
        </draw:frame>
        <draw:frame draw:style-name="gr2" draw:text-style-name="P2" draw:layer="layout" svg:width="1.964cm" svg:height="2.74cm" svg:x="7.2cm" svg:y="9cm">
          <draw:image xlink:href="Pictures/10000201000001070000017305228039E5AB0C81.png" xlink:type="simple" xlink:show="embed" xlink:actuate="onLoad">
            <text:p/>
          </draw:image>
        </draw:frame>
        <draw:line draw:style-name="gr3" draw:text-style-name="P2" draw:layer="layout" svg:x1="9.4cm" svg:y1="9cm" svg:x2="10.551cm" svg:y2="5.929cm">
          <text:p/>
        </draw:line>
        <draw:line draw:style-name="gr3" draw:text-style-name="P2" draw:layer="layout" svg:x1="8.2cm" svg:y1="9cm" svg:x2="8.991cm" svg:y2="5.243cm">
          <text:p/>
        </draw:line>
        <draw:line draw:style-name="gr3" draw:text-style-name="P2" draw:layer="layout" svg:x1="10.2cm" svg:y1="9cm" svg:x2="10.897cm" svg:y2="5.929cm">
          <text:p/>
        </draw:line>
        <draw:line draw:style-name="gr3" draw:text-style-name="P2" draw:layer="layout" svg:x1="10.6cm" svg:y1="9cm" svg:x2="12.2cm" svg:y2="7cm">
          <text:p/>
        </draw:line>
        <draw:line draw:style-name="gr3" draw:text-style-name="P2" draw:layer="layout" svg:x1="13.151cm" svg:y1="9.186cm" svg:x2="13.844cm" svg:y2="5.243cm">
          <text:p/>
        </draw:line>
        <draw:line draw:style-name="gr3" draw:text-style-name="P2" draw:layer="layout" svg:x1="12.804cm" svg:y1="9.015cm" svg:x2="11.244cm" svg:y2="5.929cm">
          <text:p/>
        </draw:line>
        <draw:line draw:style-name="gr3" draw:text-style-name="P2" draw:layer="layout" svg:x1="12.631cm" svg:y1="9.171cm" svg:x2="9.164cm" svg:y2="5.3cm">
          <text:p/>
        </draw:line>
        <draw:frame draw:style-name="gr2" draw:text-style-name="P2" draw:layer="layout" svg:width="1.878cm" svg:height="2.484cm" svg:x="8.164cm" svg:y="9.016cm">
          <draw:image xlink:href="Pictures/100002010000010800000161232570783D5EA968.png" xlink:type="simple" xlink:show="embed" xlink:actuate="onLoad">
            <text:p/>
          </draw:image>
        </draw:frame>
        <draw:frame draw:style-name="gr2" draw:text-style-name="P2" draw:layer="layout" svg:width="1.964cm" svg:height="2.74cm" svg:x="10.664cm" svg:y="9.06cm">
          <draw:image xlink:href="Pictures/10000201000001070000017363E15F1E03AB50CB.png" xlink:type="simple" xlink:show="embed" xlink:actuate="onLoad">
            <text:p/>
          </draw:image>
        </draw:frame>
        <draw:frame draw:style-name="gr2" draw:text-style-name="P2" draw:layer="layout" svg:width="2.152cm" svg:height="2.822cm" svg:x="12.648cm" svg:y="8.8cm">
          <draw:image xlink:href="Pictures/100002010000011A00000176DF89023AB6E8A500.png" xlink:type="simple" xlink:show="embed" xlink:actuate="onLoad">
            <text:p/>
          </draw:image>
        </draw:frame>
        <draw:line draw:style-name="gr4" draw:text-style-name="P3" draw:layer="layout" svg:x1="6cm" svg:y1="12cm" svg:x2="16cm" svg:y2="12cm">
          <text:p/>
        </draw:line>
        <draw:line draw:style-name="gr5" draw:text-style-name="P3" draw:layer="layout" svg:x1="9.2cm" svg:y1="9cm" svg:x2="9.2cm" svg:y2="5.6cm">
          <text:p/>
        </draw:line>
        <draw:line draw:style-name="gr5" draw:text-style-name="P3" draw:layer="layout" svg:x1="13.6cm" svg:y1="8.8cm" svg:x2="13cm" svg:y2="7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11T18:09:28.753893154</meta:creation-date>
    <dc:date>2018-02-11T19:10:09.763785259</dc:date>
    <dc:creator>Dennis Schulmeister-Zimolong</dc:creator>
    <meta:editing-duration>PT5M6S</meta:editing-duration>
    <meta:editing-cycles>3</meta:editing-cycles>
    <meta:generator>LibreOffice/5.4.4.2$Linux_X86_64 LibreOffice_project/40m0$Build-2</meta:generator>
    <meta:document-statistic meta:object-count="43"/>
  </office:meta>
</office:document-meta>
</file>